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able_20_Contents">
      <style:paragraph-properties fo:margin-top="0cm" fo:margin-bottom="0.499cm" fo:text-align="center" style:justify-single-word="false" fo:background-color="#ccccff" fo:padding="0cm" fo:border="none" style:shadow="none">
        <style:background-image/>
      </style:paragraph-properties>
    </style:style>
    <style:style style:name="P3" style:family="paragraph" style:parent-style-name="Table_20_Contents">
      <style:paragraph-properties fo:margin-top="0cm" fo:margin-bottom="0.499cm" fo:text-align="justify" style:justify-single-word="false"/>
      <style:text-properties style:font-name="Arial" fo:font-size="12pt" style:font-size-asian="12pt" style:font-size-complex="12pt"/>
    </style:style>
    <style:style style:name="P4" style:family="paragraph" style:parent-style-name="Table_20_Contents">
      <style:paragraph-properties fo:margin-top="0cm" fo:margin-bottom="0cm" fo:text-align="justify" style:justify-single-word="false" style:shadow="none"/>
      <style:text-properties style:font-name="Arial" fo:font-size="12pt" style:font-size-asian="12pt" style:font-size-complex="12pt"/>
    </style:style>
    <style:style style:name="T1" style:family="text">
      <style:text-properties style:font-name="Arial Black" fo:font-size="16pt" fo:text-shadow="1pt 1pt" style:font-size-asian="16pt" style:font-size-complex="16pt"/>
    </style:style>
    <style:style style:name="T2" style:family="text">
      <style:text-properties style:font-name="Arial1" fo:font-size="10pt"/>
    </style:style>
    <style:style style:name="T3" style:family="text">
      <style:text-properties style:font-name="Arial"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ductes de neteja BAL, SA</text:span><text:span text:style-name="T2"><text:line-break/></text:span><text:span text:style-name="T3">Polígon industrial 1, 4rt magatzem<text:line-break/>08194 El Bruc (ANOIA) </text:span></text:p>
      <text:p text:style-name="P4"/>
      <text:p text:style-name="P4"/>
      <text:p text:style-name="P4"/>
      <text:p text:style-name="P4"/>
      <text:p text:style-name="P4">Sra./Sr.</text:p>
      <text:p text:style-name="P4"><text:database-display text:table-name="adreces" text:table-type="table" text:column-name="Nom" text:database-name="adreces_clients">&lt;Nom&gt;</text:database-display> <text:database-display text:table-name="adreces" text:table-type="table" text:column-name="Cognom" text:database-name="adreces_clients">&lt;Cognom&gt;</text:database-display></text:p>
      <text:p text:style-name="P4"><text:database-display text:table-name="adreces" text:table-type="table" text:column-name="Adreça" text:database-name="adreces_clients">&lt;Adreça&gt;</text:database-display></text:p>
      <text:p text:style-name="P4"><text:database-display text:table-name="adreces" text:table-type="table" text:column-name="CP" text:database-name="adreces_clients">&lt;CP&gt;</text:database-display> <text:database-display text:table-name="adreces" text:table-type="table" text:column-name="Població" text:database-name="adreces_clients">&lt;Població&gt;</text:database-display></text:p>
      <text:p text:style-name="P4">(<text:database-display text:table-name="adreces" text:table-type="table" text:column-name="Comarca" text:database-name="adreces_clients">&lt;Comarca&gt;</text:database-display>)</text:p>
      <text:p text:style-name="P4"/>
      <text:p text:style-name="P4"/>
      <text:p text:style-name="P4"/>
      <text:p text:style-name="P4"/>
      <text:p text:style-name="P4"/>
      <text:p text:style-name="P3">Benvolguda senyora/Benvolgut senyor,</text:p>
      <text:p text:style-name="P3">D'acord amb la nostra línia de promoció i venda de productes a grans extensions comercials, us comuniquem que properament rebreu la visita al vostre establiment del nostre delegat comercial, el Sr. Rafael Camps, el qual us mostrarà la nova gamma de productes de neteja que hem llançat al mercat recentment i us informarà de les peculiaritats referides a l'adquisició d'aquests productes.</text:p>
      <text:p text:style-name="P3">Confiem que, com en altres ocasions, la nostra visita serà del vostre interès.</text:p>
      <text:p text:style-name="P3">Restem, doncs, a l'espera de les vostres notícies i us en donem les gràcies.</text:p>
      <text:p text:style-name="P3"/>
      <text:p text:style-name="P3"/>
      <text:p text:style-name="P3"/>
      <text:p text:style-name="P3"/>
      <text:p text:style-name="P3">Carme Freixes</text:p>
      <text:p text:style-name="P3">Cap de vendes</text:p>
      <text:p text:style-name="P3"/>
      <text:p text:style-name="P3"/>
      <text:p text:style-name="P3">El Bruc, 29 de juny de 2010</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1:49:10.96</meta:creation-date>
    <meta:editing-duration>PT00H04M06S</meta:editing-duration>
    <meta:editing-cycles>2</meta:editing-cycles>
    <meta:generator>OpenOffice.org/3.0$Win32 OpenOffice.org_project/300m9$Build-9358</meta:generator>
    <meta:document-statistic meta:table-count="0" meta:image-count="0" meta:object-count="0" meta:page-count="1" meta:paragraph-count="13" meta:word-count="124" meta:character-count="771"/>
    <dc:date>2009-12-27T21:49:12.59</dc:date>
    <dc:creator>M Antònia Rossell</dc:creator>
    <meta:user-defined meta:name="Informació 1"/>
    <meta:user-defined meta:name="Informació 2"/>
    <meta:user-defined meta:name="Informació 3"/>
    <meta:user-defined meta:name="Informació 4"/>
  </office:meta>
</office:document-meta>
</file>